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测试新的方法。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none" style:font-size-asian="12pt" style:font-size-complex="12pt" style:language-asian="zh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none" style:font-name="Times New Roman" style:font-name-asian="宋体" style:font-name-complex="Tahoma" style:font-size-asian="12pt" style:font-size-complex="12pt" style:language-asian="zh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Arial" style:font-name-asian="宋体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2">
  <office:meta>
    <meta:initial-creator>creator</meta:initial-creator>
    <meta:creation-date>2010-01-22T10:27:00</meta:creation-date>
    <meta:document-statistic meta:cell-count="1" meta:character-count="2" meta:draw-count="3" meta:frame-count="4" meta:image-count="5" meta:non-whitespace-character-count="6" meta:object-count="7" meta:ole-object-count="8" meta:page-count="9" meta:paragraph-count="10" meta:row-count="11" meta:sentence-count="12" meta:syllable-count="13" meta:table-count="14" meta:word-count="15"/>
    <dc:date>2010-01-22T10:27:01</dc:date>
    <dc:creator>persia c</dc:creator>
    <meta:editing-duration>P49DT11H8M9S</meta:editing-duration>
    <meta:editing-cycles>4</meta:editing-cycles>
    <meta:generator>odfdom-0.8 build</meta:generator>
    <dc:title>dctitle</dc:title>
    <dc:description>dcdescription</dc:description>
    <dc:subject>dcsubject</dc:subject>
    <meta:printed-by>persia p</meta:printed-by>
    <meta:print-date>2010-01-22T10:27:01</meta:print-date>
    <dc:language>Chinese</dc:language>
    <meta:keyword>hello</meta:keyword>
    <meta:user-defined meta:name="mood" meta:value-type="boolean">false</meta:user-defined>
    <meta:user-defined meta:name="late" meta:value-type="string">no</meta:user-defined>
  </office:meta>
</office:document-meta>
</file>